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'S TRAVAIL (102:1-11, 23-2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SALMIST'S TRAVAIL (102:1-11, 23-2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plea (102:1-2, 2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plea (102:1-2, 2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"Hear my prayer! \... Don't turn away from me." (102:1-2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"Don't take my life while I am still so young!" (102:24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SALMIST'S TRAVAIL (102:1-11, 23-2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plea (102:1-2, 2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plight (102:3-11, 2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His plight (102:3-11, 23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His flesh (102:3-7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His flesh (102:3-7)<text:s text:c="1"/></text:span><text:span text:style-name="a492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His bones burn like red-hot coals (102:3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His heart withers away like grass (102:4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He is reduced to skin and bones (102:5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He is like a lonely owl in a far-off wilderness or a solitary bird on a roof (102:6-7)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His plight (102:3-11, 23)<text:s text:c="1"/></text:span><text:span text:style-name="a513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His flesh (102:3-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His foes (102:8-9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His friend (102:10-11, 23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THE PSALMIST'S TRAVAIL (102:1-11, 23-24)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His plea (102:1-2, 24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is plight (102:3-11, 23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PSALM 102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THE PSALMIST'S TRAVAIL (102:1-11, 23-24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THE PSALMIST'S TESTIMONY (102:12-22, 25-28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PSALMIST'S TESTIMONY (102:12-22, 25-28):<text:s text:c="1"/></text:span><text:span text:style-name="a561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For his eternality (102:12, 25-27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For his faithfulness (102:17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For his millennial reign (102:15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For his compassion (102:13-14, 16, 18-22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For his compassion (102:13-14, 16, 18-22)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Upon Jerusalem (102:13-14, 16, 18, 21-22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Upon prisoners (102:19-20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THE PSALMIST'S TESTIMONY (102:12-22, 25-28):<text:s text:c="1"/></text:span><text:span text:style-name="a597" text:class-names=""/></text:p>
          </draw:text-box>
          <svg:title/>
          <svg:desc/>
        </draw:frame>
        <draw:frame draw:id="id106" presentation:style-name="a621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For his eternality (102:12, 25-27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For his faithfulness (102:17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For his millennial reign (102:15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For his compassion (102:13-14, 16, 18-22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For his omnipotence (102:25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For his immutability (102:26-28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3" draw:style-name="a622" draw:master-page-name="Master1-Layout12-tx-Title-and-Text" presentation:presentation-page-layout-name="Master1-PPL12" draw:id="Slide-268">
        <draw:frame draw:id="id107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PSALM 102<text:s text:c="1"/></text:span><text:span text:style-name="a624" text:class-names=""/></text:p>
          </draw:text-box>
          <svg:title/>
          <svg:desc/>
        </draw:frame>
        <draw:frame draw:id="id108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THE PSALMIST'S TRAVAIL (102:1-11, 23-24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THE PSALMIST'S TESTIMONY (102:12-22, 25-28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2 </dc:title>
    <meta:initial-creator>David STRICKLAND</meta:initial-creator>
    <dc:creator>David STRICKLAND</dc:creator>
    <meta:creation-date>2020-02-22T19:34:13Z</meta:creation-date>
    <dc:date>2020-02-22T19:34:13Z</dc:date>
    <meta:template xlink:href="BibleStudy" xlink:type="simple"/>
    <meta:editing-cycles>1</meta:editing-cycles>
    <meta:editing-duration>PT0S</meta:editing-duration>
    <meta:document-statistic meta:paragraph-count="45" meta:word-count="379"/>
  </office:meta>
</office:document-meta>
</file>